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solid" svg:stroke-width="0.035cm" svg:stroke-color="#ffff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33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ff33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35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>
      <style:graphic-properties draw:stroke="none" draw:fill="none" draw:fill-color="#00cc99" fo:min-height="11.489cm" draw:shadow="hidden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282cm" fo:margin-bottom="0cm" fo:text-align="start" fo:text-indent="0cm"/>
    </style:style>
    <style:style style:name="P4" style:family="paragraph">
      <style:paragraph-properties fo:margin-left="0.952cm" fo:margin-right="0cm" fo:margin-top="0.246cm" fo:margin-bottom="0cm" fo:line-height="90%" fo:text-indent="-0.952cm"/>
    </style:style>
    <style:style style:name="P5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3.175cm" fo:margin-right="0cm" fo:margin-top="0.246cm" fo:margin-bottom="0cm" fo:line-height="9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952cm" fo:margin-right="0cm" fo:margin-top="0.246cm" fo:margin-bottom="0cm" fo:text-indent="-0.952cm"/>
    </style:style>
    <style:style style:name="P9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.952cm" fo:margin-right="0cm" fo:text-indent="0cm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282cm" fo:margin-bottom="0cm" fo:line-height="90%" fo:text-indent="-0.952cm"/>
    </style:style>
    <style:style style:name="T1" style:family="text">
      <style:text-properties fo:color="#ffffcc" fo:language="en" fo:country="US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ffffcc" fo:font-size="32pt" style:font-size-asian="32pt" style:font-size-complex="32pt"/>
    </style:style>
    <style:style style:name="T5" style:family="text">
      <style:text-properties fo:color="#ffff00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00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color="#ffff00" fo:font-size="28pt" fo:language="en" fo:country="US" style:font-size-asian="28pt" style:font-size-complex="28pt"/>
    </style:style>
    <style:style style:name="T10" style:family="text">
      <style:text-properties fo:color="#ff3300" fo:font-size="28pt" fo:language="en" fo:country="US" style:font-size-asian="28pt" style:font-size-complex="28pt"/>
    </style:style>
    <style:style style:name="T11" style:family="text">
      <style:text-properties fo:color="#ff3300"/>
    </style:style>
    <style:style style:name="T12" style:family="text">
      <style:text-properties fo:color="#ff3300" fo:font-size="32pt" style:font-size-asian="32pt" style:font-size-complex="32pt"/>
    </style:style>
    <style:style style:name="T13" style:family="text">
      <style:text-properties fo:color="#ffff00" fo:language="en" fo:country="US"/>
    </style:style>
    <style:style style:name="T14" style:family="text">
      <style:text-properties fo:color="#ffff00" style:text-position="-25% 58%" fo:language="en" fo:country="US"/>
    </style:style>
    <style:style style:name="T15" style:family="text">
      <style:text-properties fo:color="#ffffcc" fo:font-size="32pt" fo:language="en" fo:country="US" style:font-size-asian="32pt" style:font-size-complex="32pt"/>
    </style:style>
    <style:style style:name="T16" style:family="text">
      <style:text-properties fo:color="#ffffcc" style:text-position="-25% 58%" fo:font-size="32pt" fo:language="en" fo:country="US" style:font-size-asian="32pt" style:font-size-complex="32pt"/>
    </style:style>
    <style:style style:name="T17" style:family="text">
      <style:text-properties fo:color="#ff3300" fo:font-size="32pt" fo:language="en" fo:country="US" style:font-size-asian="32pt" style:font-size-complex="32pt"/>
    </style:style>
    <style:style style:name="T18" style:family="text">
      <style:text-properties fo:color="#ff3300" style:text-position="-25% 58%" fo:font-size="32pt" fo:language="en" fo:country="US" style:font-size-asian="32pt" style:font-size-complex="32pt"/>
    </style:style>
    <style:style style:name="T19" style:family="text">
      <style:text-properties fo:language="en" fo:country="US" style:text-underline-style="solid" style:text-underline-width="auto" style:text-underline-color="font-color"/>
    </style:style>
    <style:style style:name="T20" style:family="text">
      <style:text-properties style:text-position="-25% 58%" fo:language="en" fo:country="US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Runtime of MergeSor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Runtime of MergeSort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CSC 172</text:p>
            <text:p text:style-name="P3"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at is the RR for split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What is the RR for split?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4"><text:span text:style-name="T2">public static Node split(Node head){</text:span></text:p>
            <text:p text:style-name="P5"><text:span text:style-name="T2"><text:tab/></text:span><text:span text:style-name="T2">Node secondNode;</text:span></text:p>
            <text:p text:style-name="P5"><text:span text:style-name="T2"><text:tab/></text:span><text:span text:style-name="T2">if (head == null) return null;</text:span></text:p>
            <text:p text:style-name="P5"><text:span text:style-name="T2"><text:tab/></text:span><text:span text:style-name="T2">else if (head.getNext() == null) return null;</text:span></text:p>
            <text:p text:style-name="P5"><text:span text:style-name="T2"><text:tab/></text:span><text:span text:style-name="T2">else {</text:span></text:p>
            <text:p text:style-name="P5"><text:span text:style-name="T2"><text:tab/></text:span><text:span text:style-name="T2"><text:tab/></text:span><text:span text:style-name="T2">secondNode = head.getNext();</text:span></text:p>
            <text:p text:style-name="P5"><text:span text:style-name="T2"><text:tab/></text:span><text:span text:style-name="T2"><text:tab/></text:span><text:span text:style-name="T2">head.setNext(secondNode.getNext());</text:span></text:p>
            <text:p text:style-name="P6"><text:span text:style-name="T3">secondNode.setNext(split(secondNode.getNext());</text:span></text:p>
            <text:p text:style-name="P5"><text:span text:style-name="T2"><text:tab/></text:span><text:span text:style-name="T2"><text:tab/></text:span><text:span text:style-name="T2">return secondNode;</text:span></text:p>
            <text:p text:style-name="P5"><text:span text:style-name="T2"><text:tab/></text:span><text:span text:style-name="T2">}</text:span></text:p>
            <text:p text:style-name="P4"><text:span text:style-name="T2">}</text:span></text:p>
          </draw:text-box>
        </draw:frame>
        <draw:g xml:id="id1" draw:id="id1">
          <draw:custom-shape draw:style-name="gr2" draw:text-style-name="P2" draw:layer="layout" svg:width="3.266cm" svg:height="1.615cm" svg:x="21.167cm" svg:y="4.233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5.08cm" svg:x2="18.837cm" svg:y2="5.08cm">
            <text:p/>
          </draw:line>
        </draw:g>
        <draw:g xml:id="id2" draw:id="id2">
          <draw:custom-shape draw:style-name="gr2" draw:text-style-name="P2" draw:layer="layout" svg:width="3.266cm" svg:height="1.615cm" svg:x="21.167cm" svg:y="5.71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6.562cm" svg:x2="18.837cm" svg:y2="6.562cm">
            <text:p/>
          </draw:line>
        </draw:g>
        <draw:g xml:id="id3" draw:id="id3">
          <draw:custom-shape draw:style-name="gr2" draw:text-style-name="P2" draw:layer="layout" svg:width="3.266cm" svg:height="1.615cm" svg:x="21.167cm" svg:y="6.98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7.832cm" svg:x2="18.837cm" svg:y2="7.832cm">
            <text:p/>
          </draw:line>
        </draw:g>
        <draw:g xml:id="id4" draw:id="id4">
          <draw:custom-shape draw:style-name="gr2" draw:text-style-name="P2" draw:layer="layout" svg:width="3.266cm" svg:height="1.615cm" svg:x="21.075cm" svg:y="9.52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0.372cm" svg:x2="18.745cm" svg:y2="10.372cm">
            <text:p/>
          </draw:line>
        </draw:g>
        <draw:g xml:id="id5" draw:id="id5">
          <draw:custom-shape draw:style-name="gr2" draw:text-style-name="P2" draw:layer="layout" svg:width="3.266cm" svg:height="1.615cm" svg:x="21.075cm" svg:y="10.79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642cm" svg:x2="18.745cm" svg:y2="11.642cm">
            <text:p/>
          </draw:line>
        </draw:g>
        <draw:g xml:id="id6" draw:id="id6">
          <draw:custom-shape draw:style-name="gr2" draw:text-style-name="P2" draw:layer="layout" svg:width="3.266cm" svg:height="1.615cm" svg:x="21.286cm" svg:y="13.54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1.073cm" svg:y1="14.393cm" svg:x2="18.956cm" svg:y2="14.393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What is the RR for split?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4"><text:span text:style-name="T2">public static Node split(Node head){</text:span></text:p>
            <text:p text:style-name="P5"><text:span text:style-name="T2"><text:tab/></text:span><text:span text:style-name="T2">Node secondNode;</text:span></text:p>
            <text:p text:style-name="P5"><text:span text:style-name="T2"><text:tab/></text:span><text:span text:style-name="T2">if (head == null) return null;</text:span></text:p>
            <text:p text:style-name="P5"><text:span text:style-name="T2"><text:tab/></text:span><text:span text:style-name="T2">else if (head.getNext() == null) return null;</text:span></text:p>
            <text:p text:style-name="P5"><text:span text:style-name="T2"><text:tab/></text:span><text:span text:style-name="T2">else {</text:span></text:p>
            <text:p text:style-name="P5"><text:span text:style-name="T2"><text:tab/></text:span><text:span text:style-name="T2"><text:tab/></text:span><text:span text:style-name="T2">secondNode = head.getNext();</text:span></text:p>
            <text:p text:style-name="P5"><text:span text:style-name="T2"><text:tab/></text:span><text:span text:style-name="T2"><text:tab/></text:span><text:span text:style-name="T2">head.setNext(secondNode.getNext());</text:span></text:p>
            <text:p text:style-name="P6"><text:span text:style-name="T5">secondNode.setNext(split(secondNode.getNext());</text:span></text:p>
            <text:p text:style-name="P5"><text:span text:style-name="T2"><text:tab/></text:span><text:span text:style-name="T2"><text:tab/></text:span><text:span text:style-name="T2">return secondNode;</text:span></text:p>
            <text:p text:style-name="P5"><text:span text:style-name="T2"><text:tab/></text:span><text:span text:style-name="T2">}</text:span></text:p>
            <text:p text:style-name="P4"><text:span text:style-name="T2">}</text:span></text:p>
          </draw:text-box>
        </draw:frame>
        <draw:g>
          <draw:custom-shape draw:style-name="gr2" draw:text-style-name="P2" draw:layer="layout" svg:width="3.266cm" svg:height="1.615cm" svg:x="21.167cm" svg:y="4.233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5.08cm" svg:x2="18.837cm" svg:y2="5.08cm">
            <text:p/>
          </draw:line>
        </draw:g>
        <draw:g>
          <draw:custom-shape draw:style-name="gr2" draw:text-style-name="P2" draw:layer="layout" svg:width="3.266cm" svg:height="1.615cm" svg:x="21.167cm" svg:y="5.71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6.562cm" svg:x2="18.837cm" svg:y2="6.562cm">
            <text:p/>
          </draw:line>
        </draw:g>
        <draw:g>
          <draw:custom-shape draw:style-name="gr2" draw:text-style-name="P2" draw:layer="layout" svg:width="3.266cm" svg:height="1.615cm" svg:x="21.167cm" svg:y="6.98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954cm" svg:y1="7.832cm" svg:x2="18.837cm" svg:y2="7.832cm">
            <text:p/>
          </draw:line>
        </draw:g>
        <draw:g>
          <draw:custom-shape draw:style-name="gr2" draw:text-style-name="P2" draw:layer="layout" svg:width="3.266cm" svg:height="1.615cm" svg:x="21.075cm" svg:y="9.52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0.372cm" svg:x2="18.745cm" svg:y2="10.372cm">
            <text:p/>
          </draw:line>
        </draw:g>
        <draw:g>
          <draw:custom-shape draw:style-name="gr2" draw:text-style-name="P2" draw:layer="layout" svg:width="3.266cm" svg:height="1.615cm" svg:x="21.075cm" svg:y="10.795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642cm" svg:x2="18.745cm" svg:y2="11.642cm">
            <text:p/>
          </draw:line>
        </draw:g>
        <draw:g>
          <draw:custom-shape draw:style-name="gr2" draw:text-style-name="P2" draw:layer="layout" svg:width="3.266cm" svg:height="1.615cm" svg:x="21.286cm" svg:y="13.54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1.073cm" svg:y1="14.393cm" svg:x2="18.956cm" svg:y2="14.393cm">
            <text:p/>
          </draw:line>
        </draw:g>
        <draw:g xml:id="id7" draw:id="id7">
          <draw:custom-shape draw:style-name="gr4" draw:text-style-name="P2" draw:layer="layout" svg:width="7.407cm" svg:height="1.615cm" svg:x="13.141cm" svg:y="17.017cm">
            <text:p text:style-name="P1"><text:span text:style-name="T6">//O(1) + T(n-1)</text:span></text:p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14.182cm" svg:y1="16.382cm" svg:x2="14.182cm" svg:y2="13.758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at is the RR for Merge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What is the RR for Merge?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4"><text:span text:style-name="T7">public static Node merge(Node list1, Node list2){</text:span></text:p>
            <text:p text:style-name="P5"><text:span text:style-name="T7"><text:tab/></text:span><text:span text:style-name="T7">if (list1 == null) return list2;</text:span></text:p>
            <text:p text:style-name="P5"><text:span text:style-name="T7"><text:tab/></text:span><text:span text:style-name="T7">else if (list2 == null) return list1;</text:span></text:p>
            <text:p text:style-name="P5"><text:span text:style-name="T7"><text:tab/></text:span><text:span text:style-name="T7">else if (list1.getData.compareTo(list2.getData()) &lt; 1) {</text:span></text:p>
            <text:p text:style-name="P5"><text:span text:style-name="T7"><text:tab/></text:span><text:span text:style-name="T7"><text:tab/></text:span><text:span text:style-name="T7">list1.setNext(merge(list1.getNext(),list2);</text:span></text:p>
            <text:p text:style-name="P5"><text:span text:style-name="T7"><text:tab/></text:span><text:span text:style-name="T7"><text:tab/></text:span><text:span text:style-name="T7">return list1;</text:span></text:p>
            <text:p text:style-name="P5"><text:span text:style-name="T7"><text:tab/></text:span><text:span text:style-name="T7">} else {</text:span></text:p>
            <text:p text:style-name="P5"><text:span text:style-name="T7"><text:tab/></text:span><text:span text:style-name="T7"><text:tab/></text:span><text:span text:style-name="T7">list2.setNext(merge(list1,list2.getNext());</text:span></text:p>
            <text:p text:style-name="P5"><text:span text:style-name="T7"><text:tab/></text:span><text:span text:style-name="T7"><text:tab/></text:span><text:span text:style-name="T7">return list2;</text:span></text:p>
            <text:p text:style-name="P5"><text:span text:style-name="T7"><text:tab/></text:span><text:span text:style-name="T7">}</text:span></text:p>
            <text:p text:style-name="P4"><text:span text:style-name="T7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at is the RR for MergeSort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8"><text:span text:style-name="T2">public static Node mergeSort(Node list){</text:span></text:p>
            <text:p text:style-name="P9"><text:span text:style-name="T2"><text:tab/></text:span><text:span text:style-name="T2">Node secondList;</text:span></text:p>
            <text:p text:style-name="P9"><text:span text:style-name="T2"><text:tab/></text:span><text:span text:style-name="T2">if (list == null) return null;</text:span></text:p>
            <text:p text:style-name="P9"><text:span text:style-name="T2"><text:tab/></text:span><text:span text:style-name="T2">else if (list.getNext() == null) return list;</text:span></text:p>
            <text:p text:style-name="P9"><text:span text:style-name="T2"><text:tab/></text:span><text:span text:style-name="T2">else {</text:span></text:p>
            <text:p text:style-name="P9"><text:span text:style-name="T2"><text:tab/></text:span><text:span text:style-name="T2"><text:tab/></text:span><text:span text:style-name="T2">secondList = split(list);</text:span></text:p>
            <text:p text:style-name="P9"><text:span text:style-name="T2"><text:tab/></text:span><text:span text:style-name="T2"><text:tab/></text:span><text:span text:style-name="T2">return merge(mergeSort(list),mergeSort(secondList));</text:span></text:p>
            <text:p text:style-name="P9"><text:span text:style-name="T2"><text:tab/></text:span><text:span text:style-name="T2">}</text:span></text:p>
            <text:p text:style-name="P8"><text:span text:style-name="T2">}</text:span></text:p>
          </draw:text-box>
        </draw:frame>
        <draw:g xml:id="id8" draw:id="id8">
          <draw:custom-shape draw:style-name="gr2" draw:text-style-name="P2" draw:layer="layout" svg:width="3.266cm" svg:height="1.615cm" svg:x="21.075cm" svg:y="4.65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5.503cm" svg:x2="18.745cm" svg:y2="5.503cm">
            <text:p/>
          </draw:line>
        </draw:g>
        <draw:g xml:id="id9" draw:id="id9">
          <draw:custom-shape draw:style-name="gr2" draw:text-style-name="P2" draw:layer="layout" svg:width="3.266cm" svg:height="1.615cm" svg:x="21.075cm" svg:y="5.92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6.773cm" svg:x2="18.745cm" svg:y2="6.773cm">
            <text:p/>
          </draw:line>
        </draw:g>
        <draw:g xml:id="id10" draw:id="id10">
          <draw:custom-shape draw:style-name="gr2" draw:text-style-name="P2" draw:layer="layout" svg:width="3.266cm" svg:height="1.615cm" svg:x="21.075cm" svg:y="7.408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8.255cm" svg:x2="18.745cm" svg:y2="8.255cm">
            <text:p/>
          </draw:line>
        </draw:g>
        <draw:g xml:id="id11" draw:id="id11">
          <draw:custom-shape draw:style-name="gr2" draw:text-style-name="P2" draw:layer="layout" svg:width="3.266cm" svg:height="1.615cm" svg:x="21.075cm" svg:y="10.244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09cm" svg:x2="18.745cm" svg:y2="11.09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8"><text:span text:style-name="T2">public static Node mergeSort(Node list){</text:span></text:p>
            <text:p text:style-name="P9"><text:span text:style-name="T2"><text:tab/></text:span><text:span text:style-name="T2">Node secondList;</text:span></text:p>
            <text:p text:style-name="P9"><text:span text:style-name="T2"><text:tab/></text:span><text:span text:style-name="T2">if (list == null) return null;</text:span></text:p>
            <text:p text:style-name="P9"><text:span text:style-name="T2"><text:tab/></text:span><text:span text:style-name="T2">else if (list.getNext() == null) return list;</text:span></text:p>
            <text:p text:style-name="P9"><text:span text:style-name="T2"><text:tab/></text:span><text:span text:style-name="T2">else {</text:span></text:p>
            <text:p text:style-name="P9"><text:span text:style-name="T2"><text:tab/></text:span><text:span text:style-name="T2"><text:tab/></text:span><text:span text:style-name="T2">secondList = split(list);</text:span></text:p>
            <text:p text:style-name="P9"><text:span text:style-name="T2"><text:tab/></text:span><text:span text:style-name="T2"><text:tab/></text:span><text:span text:style-name="T9">return merge(mergeSort(list),mergeSort(secondList));</text:span></text:p>
            <text:p text:style-name="P9"><text:span text:style-name="T2"><text:tab/></text:span><text:span text:style-name="T2">}</text:span></text:p>
            <text:p text:style-name="P8"><text:span text:style-name="T2">}</text:span></text:p>
          </draw:text-box>
        </draw:frame>
        <draw:g>
          <draw:custom-shape draw:style-name="gr2" draw:text-style-name="P2" draw:layer="layout" svg:width="3.266cm" svg:height="1.615cm" svg:x="21.075cm" svg:y="4.65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5.503cm" svg:x2="18.745cm" svg:y2="5.503cm">
            <text:p/>
          </draw:line>
        </draw:g>
        <draw:g>
          <draw:custom-shape draw:style-name="gr2" draw:text-style-name="P2" draw:layer="layout" svg:width="3.266cm" svg:height="1.615cm" svg:x="21.075cm" svg:y="5.92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6.773cm" svg:x2="18.745cm" svg:y2="6.773cm">
            <text:p/>
          </draw:line>
        </draw:g>
        <draw:g>
          <draw:custom-shape draw:style-name="gr2" draw:text-style-name="P2" draw:layer="layout" svg:width="3.266cm" svg:height="1.615cm" svg:x="21.075cm" svg:y="7.408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8.255cm" svg:x2="18.745cm" svg:y2="8.255cm">
            <text:p/>
          </draw:line>
        </draw:g>
        <draw:g>
          <draw:custom-shape draw:style-name="gr2" draw:text-style-name="P2" draw:layer="layout" svg:width="3.266cm" svg:height="1.615cm" svg:x="21.075cm" svg:y="10.244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09cm" svg:x2="18.745cm" svg:y2="11.09cm">
            <text:p/>
          </draw:line>
        </draw:g>
        <draw:custom-shape draw:style-name="gr2" draw:text-style-name="P2" xml:id="id12" draw:id="id12" draw:layer="layout" svg:width="13.511cm" svg:height="1.277cm" svg:x="4.805cm" svg:y="13.238cm">
          <text:p text:style-name="P1"><text:span text:style-name="T1">What is the length of list? secondList?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xml:id="id13" draw:id="id13" draw:layer="layout" svg:width="14.171cm" svg:height="1.277cm" svg:x="4.711cm" svg:y="14.605cm">
          <text:p text:style-name="P1"><text:span text:style-name="T1">length(list) == <text:s/>length(secondList) = n/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8"><text:span text:style-name="T2">public static Node mergeSort(Node list){</text:span></text:p>
            <text:p text:style-name="P9"><text:span text:style-name="T2"><text:tab/></text:span><text:span text:style-name="T2">Node secondList;</text:span></text:p>
            <text:p text:style-name="P9"><text:span text:style-name="T2"><text:tab/></text:span><text:span text:style-name="T2">if (list == null) return null;</text:span></text:p>
            <text:p text:style-name="P9"><text:span text:style-name="T2"><text:tab/></text:span><text:span text:style-name="T2">else if (list.getNext() == null) return list;</text:span></text:p>
            <text:p text:style-name="P9"><text:span text:style-name="T2"><text:tab/></text:span><text:span text:style-name="T2">else {</text:span></text:p>
            <text:p text:style-name="P9"><text:span text:style-name="T2"><text:tab/></text:span><text:span text:style-name="T2"><text:tab/></text:span><text:span text:style-name="T2">secondList = split(list);</text:span></text:p>
            <text:p text:style-name="P9"><text:span text:style-name="T2"><text:tab/></text:span><text:span text:style-name="T2"><text:tab/></text:span><text:span text:style-name="T9">return </text:span><text:span text:style-name="T10">merge</text:span><text:span text:style-name="T9">(mergeSort(list),mergeSort(secondList));</text:span></text:p>
            <text:p text:style-name="P9"><text:span text:style-name="T2"><text:tab/></text:span><text:span text:style-name="T2">}</text:span></text:p>
            <text:p text:style-name="P8"><text:span text:style-name="T2">}</text:span></text:p>
          </draw:text-box>
        </draw:frame>
        <draw:g>
          <draw:custom-shape draw:style-name="gr2" draw:text-style-name="P2" draw:layer="layout" svg:width="3.266cm" svg:height="1.615cm" svg:x="21.075cm" svg:y="4.65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5.503cm" svg:x2="18.745cm" svg:y2="5.503cm">
            <text:p/>
          </draw:line>
        </draw:g>
        <draw:g>
          <draw:custom-shape draw:style-name="gr2" draw:text-style-name="P2" draw:layer="layout" svg:width="3.266cm" svg:height="1.615cm" svg:x="21.075cm" svg:y="5.92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6.773cm" svg:x2="18.745cm" svg:y2="6.773cm">
            <text:p/>
          </draw:line>
        </draw:g>
        <draw:g>
          <draw:custom-shape draw:style-name="gr2" draw:text-style-name="P2" draw:layer="layout" svg:width="3.266cm" svg:height="1.615cm" svg:x="21.075cm" svg:y="7.408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8.255cm" svg:x2="18.745cm" svg:y2="8.255cm">
            <text:p/>
          </draw:line>
        </draw:g>
        <draw:g>
          <draw:custom-shape draw:style-name="gr2" draw:text-style-name="P2" draw:layer="layout" svg:width="3.266cm" svg:height="1.615cm" svg:x="21.075cm" svg:y="10.244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09cm" svg:x2="18.745cm" svg:y2="11.09cm">
            <text:p/>
          </draw:line>
        </draw:g>
        <draw:custom-shape draw:style-name="gr2" draw:text-style-name="P2" draw:layer="layout" svg:width="13.511cm" svg:height="1.277cm" svg:x="4.805cm" svg:y="13.238cm">
          <text:p text:style-name="P1"><text:span text:style-name="T1">What is the length of list? secondList?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171cm" svg:height="1.277cm" svg:x="4.711cm" svg:y="14.605cm">
          <text:p text:style-name="P1"><text:span text:style-name="T1">length(list) == <text:s/>length(secondList) = n/2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xml:id="id14" draw:id="id14" draw:layer="layout" svg:width="14.243cm" svg:height="1.277cm" svg:x="4.859cm" svg:y="16.087cm">
          <text:p text:style-name="P1"><text:span text:style-name="T11">So, what is the cost of the call to merge?</text:span></text:p>
          <draw:enhanced-geometry svg:viewBox="0 0 21600 21600" draw:type="mso-spt202" draw:enhanced-path="M 0 0 L 21600 0 21600 21600 0 21600 0 0 Z N"/>
        </draw:custom-shape>
        <draw:g xml:id="id15" draw:id="id15">
          <draw:custom-shape draw:style-name="gr6" draw:text-style-name="P2" draw:layer="layout" svg:width="3.266cm" svg:height="1.615cm" svg:x="1.076cm" svg:y="17.017cm">
            <text:p text:style-name="P1"><text:span text:style-name="T12">//O(n)</text:span></text:p>
            <draw:enhanced-geometry svg:viewBox="0 0 21600 21600" draw:type="mso-spt202" draw:enhanced-path="M 0 0 L 21600 0 21600 21600 0 21600 0 0 Z N"/>
          </draw:custom-shape>
          <draw:line draw:style-name="gr7" draw:text-style-name="P7" draw:layer="layout" svg:x1="2.117cm" svg:y1="16.382cm" svg:x2="5.927cm" svg:y2="12.91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 smil:additive="base"/>
                  <anim:animate smil:dur="0.5s" smil:fill="hold" smil:targetElement="id1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8"><text:span text:style-name="T2">public static Node mergeSort(Node list){</text:span></text:p>
            <text:p text:style-name="P9"><text:span text:style-name="T2"><text:tab/></text:span><text:span text:style-name="T2">Node secondList;</text:span></text:p>
            <text:p text:style-name="P9"><text:span text:style-name="T2"><text:tab/></text:span><text:span text:style-name="T2">if (list == null) return null;</text:span></text:p>
            <text:p text:style-name="P9"><text:span text:style-name="T2"><text:tab/></text:span><text:span text:style-name="T2">else if (list.getNext() == null) return list;</text:span></text:p>
            <text:p text:style-name="P9"><text:span text:style-name="T2"><text:tab/></text:span><text:span text:style-name="T2">else {</text:span></text:p>
            <text:p text:style-name="P9"><text:span text:style-name="T2"><text:tab/></text:span><text:span text:style-name="T2"><text:tab/></text:span><text:span text:style-name="T2">secondList = split(list);</text:span></text:p>
            <text:p text:style-name="P9"><text:span text:style-name="T2"><text:tab/></text:span><text:span text:style-name="T2"><text:tab/></text:span><text:span text:style-name="T2">return merge(</text:span><text:span text:style-name="T9">mergeSort(list),mergeSort(secondList)</text:span><text:span text:style-name="T2">);</text:span></text:p>
            <text:p text:style-name="P9"><text:span text:style-name="T2"><text:tab/></text:span><text:span text:style-name="T2">}</text:span></text:p>
            <text:p text:style-name="P8"><text:span text:style-name="T2">}</text:span></text:p>
          </draw:text-box>
        </draw:frame>
        <draw:g>
          <draw:custom-shape draw:style-name="gr2" draw:text-style-name="P2" draw:layer="layout" svg:width="3.266cm" svg:height="1.615cm" svg:x="21.075cm" svg:y="4.65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5.503cm" svg:x2="18.745cm" svg:y2="5.503cm">
            <text:p/>
          </draw:line>
        </draw:g>
        <draw:g>
          <draw:custom-shape draw:style-name="gr2" draw:text-style-name="P2" draw:layer="layout" svg:width="3.266cm" svg:height="1.615cm" svg:x="21.075cm" svg:y="5.92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6.773cm" svg:x2="18.745cm" svg:y2="6.773cm">
            <text:p/>
          </draw:line>
        </draw:g>
        <draw:g>
          <draw:custom-shape draw:style-name="gr2" draw:text-style-name="P2" draw:layer="layout" svg:width="3.266cm" svg:height="1.615cm" svg:x="21.075cm" svg:y="7.408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8.255cm" svg:x2="18.745cm" svg:y2="8.255cm">
            <text:p/>
          </draw:line>
        </draw:g>
        <draw:g>
          <draw:custom-shape draw:style-name="gr2" draw:text-style-name="P2" draw:layer="layout" svg:width="3.266cm" svg:height="1.615cm" svg:x="21.075cm" svg:y="10.244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09cm" svg:x2="18.745cm" svg:y2="11.09cm">
            <text:p/>
          </draw:line>
        </draw:g>
        <draw:custom-shape draw:style-name="gr8" draw:text-style-name="P2" xml:id="id16" draw:id="id16" draw:layer="layout" svg:width="18.023cm" svg:height="1.417cm" svg:x="4.824cm" svg:y="13.238cm">
          <text:p text:style-name="P1"><text:span text:style-name="T13">If the cost of mergeSort is T</text:span><text:span text:style-name="T14">mergeSort</text:span><text:span text:style-name="T13">(n):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xml:id="id17" draw:id="id17" draw:layer="layout" svg:width="18.023cm" svg:height="1.417cm" svg:x="6.138cm" svg:y="15.028cm">
          <text:p text:style-name="P1"><text:span text:style-name="T13">What is the cost of mergeSort is T</text:span><text:span text:style-name="T14">mergeSort</text:span><text:span text:style-name="T13">(list)?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xml:id="id18" draw:id="id18" draw:layer="layout" svg:width="18.023cm" svg:height="1.417cm" svg:x="6.35cm" svg:y="16.933cm">
          <text:p text:style-name="P1"><text:span text:style-name="T13">T</text:span><text:span text:style-name="T14">mergeSort</text:span><text:span text:style-name="T13">(secondlist)?</text:span></text:p>
          <draw:enhanced-geometry svg:viewBox="0 0 21600 21600" draw:type="mso-spt202" draw:enhanced-path="M 0 0 L 21600 0 21600 21600 0 21600 0 0 Z N"/>
        </draw:custom-shape>
        <draw:g xml:id="id19" draw:id="id19">
          <draw:custom-shape draw:style-name="gr9" draw:text-style-name="P2" draw:layer="layout" svg:width="3.266cm" svg:height="1.615cm" svg:x="1.076cm" svg:y="17.017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.117cm" svg:y1="16.382cm" svg:x2="5.927cm" svg:y2="12.91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 smil:additive="base"/>
                  <anim:animate smil:dur="0.5s" smil:fill="hold" smil:targetElement="id19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145cm" svg:y="0.489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text:style-name="P8"><text:span text:style-name="T2">public static Node mergeSort(Node list){</text:span></text:p>
            <text:p text:style-name="P9"><text:span text:style-name="T2"><text:tab/></text:span><text:span text:style-name="T2">Node secondList;</text:span></text:p>
            <text:p text:style-name="P9"><text:span text:style-name="T2"><text:tab/></text:span><text:span text:style-name="T2">if (list == null) return null;</text:span></text:p>
            <text:p text:style-name="P9"><text:span text:style-name="T2"><text:tab/></text:span><text:span text:style-name="T2">else if (list.getNext() == null) return list;</text:span></text:p>
            <text:p text:style-name="P9"><text:span text:style-name="T2"><text:tab/></text:span><text:span text:style-name="T2">else {</text:span></text:p>
            <text:p text:style-name="P9"><text:span text:style-name="T2"><text:tab/></text:span><text:span text:style-name="T2"><text:tab/></text:span><text:span text:style-name="T2">secondList = split(list);</text:span></text:p>
            <text:p text:style-name="P9"><text:span text:style-name="T2"><text:tab/></text:span><text:span text:style-name="T2"><text:tab/></text:span><text:span text:style-name="T2">return merge(</text:span><text:span text:style-name="T10">mergeSort(list),mergeSort(secondList)</text:span><text:span text:style-name="T2"> );</text:span></text:p>
            <text:p text:style-name="P9"><text:span text:style-name="T2"><text:tab/></text:span><text:span text:style-name="T2">}</text:span></text:p>
            <text:p text:style-name="P8"><text:span text:style-name="T2">}</text:span></text:p>
          </draw:text-box>
        </draw:frame>
        <draw:g>
          <draw:custom-shape draw:style-name="gr2" draw:text-style-name="P2" draw:layer="layout" svg:width="3.266cm" svg:height="1.615cm" svg:x="21.075cm" svg:y="4.65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5.503cm" svg:x2="18.745cm" svg:y2="5.503cm">
            <text:p/>
          </draw:line>
        </draw:g>
        <draw:g>
          <draw:custom-shape draw:style-name="gr2" draw:text-style-name="P2" draw:layer="layout" svg:width="3.266cm" svg:height="1.615cm" svg:x="21.075cm" svg:y="5.927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6.773cm" svg:x2="18.745cm" svg:y2="6.773cm">
            <text:p/>
          </draw:line>
        </draw:g>
        <draw:g>
          <draw:custom-shape draw:style-name="gr2" draw:text-style-name="P2" draw:layer="layout" svg:width="3.266cm" svg:height="1.615cm" svg:x="21.075cm" svg:y="7.408cm">
            <text:p text:style-name="P1"><text:span text:style-name="T4">//O(1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8.255cm" svg:x2="18.745cm" svg:y2="8.255cm">
            <text:p/>
          </draw:line>
        </draw:g>
        <draw:g>
          <draw:custom-shape draw:style-name="gr2" draw:text-style-name="P2" draw:layer="layout" svg:width="3.266cm" svg:height="1.615cm" svg:x="21.075cm" svg:y="10.244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0.862cm" svg:y1="11.09cm" svg:x2="18.745cm" svg:y2="11.09cm">
            <text:p/>
          </draw:line>
        </draw:g>
        <draw:g>
          <draw:custom-shape draw:style-name="gr9" draw:text-style-name="P2" draw:layer="layout" svg:width="3.266cm" svg:height="1.615cm" svg:x="1.076cm" svg:y="17.017cm">
            <text:p text:style-name="P1"><text:span text:style-name="T4">//O(n)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2.117cm" svg:y1="16.382cm" svg:x2="5.927cm" svg:y2="12.912cm">
            <text:p/>
          </draw:line>
        </draw:g>
        <draw:custom-shape draw:style-name="gr8" draw:text-style-name="P2" draw:layer="layout" svg:width="18.623cm" svg:height="1.802cm" svg:x="5.503cm" svg:y="15.24cm">
          <text:p text:style-name="P1"><text:span text:style-name="T15">T</text:span><text:span text:style-name="T16">mergesort</text:span><text:span text:style-name="T15">(n) = O(1)+O(n)+</text:span><text:span text:style-name="T17">2T</text:span><text:span text:style-name="T18">mergesort</text:span><text:span text:style-name="T17">(n/2)</text:span></text:p>
          <draw:enhanced-geometry svg:viewBox="0 0 21600 21600" draw:type="mso-spt202" draw:enhanced-path="M 0 0 L 21600 0 21600 21600 0 21600 0 0 Z N"/>
        </draw:custom-shape>
        <draw:line draw:style-name="gr7" draw:text-style-name="P7" draw:layer="layout" svg:x1="17.567cm" svg:y1="15.663cm" svg:x2="12.064cm" svg:y2="13.123cm">
          <text:p/>
        </draw:line>
        <draw:line draw:style-name="gr7" draw:text-style-name="P7" draw:layer="layout" svg:x1="17.568cm" svg:y1="15.663cm" svg:x2="18.627cm" svg:y2="13.123cm">
          <text:p/>
        </draw:lin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8">What is the RR for MergeSort?</text:span></text:p>
          </draw:text-box>
        </draw:frame>
        <draw:frame presentation:style-name="pr8" draw:text-style-name="P10" draw:layer="layout" svg:width="24.712cm" svg:height="11.489cm" svg:x="0.375cm" svg:y="5.87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currence Relation for MergeSort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8">Recurrence Relation for MergeSort</text:span></text:p>
          </draw:text-box>
        </draw:frame>
        <draw:frame presentation:style-name="pr9" draw:text-style-name="P2" draw:layer="layout" svg:width="24.712cm" svg:height="11.488cm" svg:x="0.375cm" svg:y="5.877cm" presentation:class="outline" presentation:user-transformed="true">
          <draw:text-box>
            <text:p xml:id="id20" text:id="id20" text:style-name="P11"><text:span text:style-name="T19">Basis</text:span></text:p>
            <text:p xml:id="id21" text:id="id21" text:style-name="P12"><text:span text:style-name="T8"><text:tab/></text:span><text:span text:style-name="T8">n == 0</text:span></text:p>
            <text:p xml:id="id22" text:id="id22" text:style-name="P12"><text:span text:style-name="T8"><text:tab/></text:span><text:span text:style-name="T8">T</text:span><text:span text:style-name="T20">mergeSort</text:span><text:span text:style-name="T8">(0) = O(1)</text:span></text:p>
            <text:p text:style-name="P11"><text:span text:style-name="T8"/></text:p>
            <text:p xml:id="id23" text:id="id23" text:style-name="P11"><text:span text:style-name="T19">Induction</text:span></text:p>
            <text:p xml:id="id24" text:id="id24" text:style-name="P12"><text:span text:style-name="T8"><text:tab/></text:span><text:span text:style-name="T8"> </text:span><text:span text:style-name="T8">T</text:span><text:span text:style-name="T20">mergeSort</text:span><text:span text:style-name="T8">(n) = O(n) + 2T</text:span><text:span text:style-name="T20">mergeSort</text:span><text:span text:style-name="T8">(n/2) 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place O(1)s by concrete consta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1.985cm" svg:x="0.718cm" svg:y="0.701cm" presentation:class="title" presentation:user-transformed="true">
          <draw:text-box>
            <text:p text:style-name="P1">Replace O(1)s by concrete constants</text:p>
          </draw:text-box>
        </draw:frame>
        <draw:frame presentation:style-name="pr5" draw:text-style-name="P2" draw:layer="layout" svg:width="24.712cm" svg:height="14.191cm" svg:x="0.375cm" svg:y="3.175cm" presentation:class="outline" presentation:user-transformed="true">
          <draw:text-box>
            <text:p xml:id="id25" text:id="id25" text:style-name="P13"><text:span text:style-name="T8">T</text:span><text:span text:style-name="T20">mergeSort</text:span><text:span text:style-name="T8">(1) = a</text:span></text:p>
            <text:p xml:id="id26" text:id="id26" text:style-name="P13"><text:span text:style-name="T8">T</text:span><text:span text:style-name="T20">mergeSort</text:span><text:span text:style-name="T8">(n) = bn + 2T</text:span><text:span text:style-name="T20">mergeSort</text:span><text:span text:style-name="T8">(n/2) </text:span></text:p>
            <text:p xml:id="id27" text:id="id27" text:style-name="P13"><text:span text:style-name="T8">T</text:span><text:span text:style-name="T20">mergeSort</text:span><text:span text:style-name="T8">(n)/n = b + T</text:span><text:span text:style-name="T20">mergeSort</text:span><text:span text:style-name="T8">(n/2)/(n/2) </text:span></text:p>
            <text:p xml:id="id28" text:id="id28" text:style-name="P13"><text:span text:style-name="T8">T</text:span><text:span text:style-name="T20">mergeSort</text:span><text:span text:style-name="T8">(n/2)/(n/2) = b + T</text:span><text:span text:style-name="T20">mergeSort</text:span><text:span text:style-name="T8">(n/4)/(n/4) </text:span></text:p>
            <text:p xml:id="id29" text:id="id29" text:style-name="P13"><text:span text:style-name="T8">T</text:span><text:span text:style-name="T20">mergeSort</text:span><text:span text:style-name="T8">(n/4)/(n/4) = b + T</text:span><text:span text:style-name="T20">mergeSort</text:span><text:span text:style-name="T8">(n/8)/(n/8) </text:span></text:p>
            <text:p xml:id="id30" text:id="id30" text:style-name="P13"><text:span text:style-name="T8">T</text:span><text:span text:style-name="T20">mergeSort</text:span><text:span text:style-name="T8">(n/8)/(n/8) = b + T</text:span><text:span text:style-name="T20">mergeSort</text:span><text:span text:style-name="T8">(n/16)/(n/16)</text:span></text:p>
            <text:p xml:id="id31" text:id="id31" text:style-name="P13"><text:span text:style-name="T8">…</text:span></text:p>
            <text:p xml:id="id32" text:id="id32" text:style-name="P13"><text:span text:style-name="T8"><text:s/></text:span><text:span text:style-name="T8">T</text:span><text:span text:style-name="T20">mergeSort</text:span><text:span text:style-name="T8">(2)/(2) = b + T</text:span><text:span text:style-name="T20">mergeSort</text:span><text:span text:style-name="T8">(1)/(1) </text:span></text:p>
            <text:p xml:id="id33" text:id="id33" text:style-name="P13"><text:span text:style-name="T8">How many calls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many calls?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3.212cm" svg:x="0.374cm" svg:y="2.468cm" presentation:class="title" presentation:user-transformed="true">
          <draw:text-box>
            <text:p text:style-name="P1">How many calls?</text:p>
          </draw:text-box>
        </draw:frame>
        <draw:frame presentation:style-name="pr9" draw:text-style-name="P2" draw:layer="layout" svg:width="24.712cm" svg:height="11.488cm" svg:x="0.375cm" svg:y="5.877cm" presentation:class="outline" presentation:user-transformed="true">
          <draw:text-box>
            <text:p xml:id="id34" text:id="id34" text:style-name="P11"><text:span text:style-name="T8">log</text:span><text:span text:style-name="T20">2</text:span><text:span text:style-name="T8">n calls</text:span></text:p>
            <text:p xml:id="id35" text:id="id35" text:style-name="P11"><text:span text:style-name="T8">T</text:span><text:span text:style-name="T20">mergeSort</text:span><text:span text:style-name="T8">(n)/n = blog</text:span><text:span text:style-name="T20">2</text:span><text:span text:style-name="T8">n + T</text:span><text:span text:style-name="T20">mergeSort</text:span><text:span text:style-name="T8">(1)/(1) </text:span></text:p>
            <text:p xml:id="id36" text:id="id36" text:style-name="P11"><text:span text:style-name="T8">T</text:span><text:span text:style-name="T20">mergeSort</text:span><text:span text:style-name="T8">(n) = nblog</text:span><text:span text:style-name="T20">2</text:span><text:span text:style-name="T8">n + na </text:span></text:p>
            <text:p xml:id="id37" text:id="id37" text:style-name="P11"><text:span text:style-name="T8">T</text:span><text:span text:style-name="T20">mergeSort</text:span><text:span text:style-name="T8">(n) = O(nlog</text:span><text:span text:style-name="T20">2</text:span><text:span text:style-name="T8">n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Largest Contiguous Sum</dc:title>
    <meta:initial-creator>Thaddeus F. Pawlicki</meta:initial-creator>
    <meta:creation-date>2002-01-21T15:15:42</meta:creation-date>
    <dc:creator>Ted </dc:creator>
    <dc:date>2013-02-26T10:34:25</dc:date>
    <meta:editing-cycles>96</meta:editing-cycles>
    <meta:editing-duration>PT15H38M3S</meta:editing-duration>
    <meta:document-statistic meta:object-count="195"/>
    <meta:user-defined meta:name="Info 1"/>
    <meta:user-defined meta:name="Info 2"/>
    <meta:user-defined meta:name="Info 3"/>
    <meta:user-defined meta:name="Info 4"/>
  </office:meta>
</office:document-meta>
</file>